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0bde" officeooo:paragraph-rsid="0018cae5"/>
    </style:style>
    <style:style style:name="P2" style:family="paragraph" style:parent-style-name="Standard">
      <style:text-properties officeooo:paragraph-rsid="001c9ced"/>
    </style:style>
    <style:style style:name="P3" style:family="paragraph" style:parent-style-name="Text_20_body">
      <style:text-properties officeooo:rsid="0032060c" officeooo:paragraph-rsid="0032060c"/>
    </style:style>
    <style:style style:name="P4" style:family="paragraph" style:parent-style-name="Standard">
      <style:text-properties fo:language="en" fo:country="US" fo:font-weight="normal" officeooo:rsid="001ed365" officeooo:paragraph-rsid="001ed365" fo:background-color="transparent" style:font-weight-asian="normal" style:font-weight-complex="normal"/>
    </style:style>
    <style:style style:name="P5" style:family="paragraph" style:parent-style-name="Standard">
      <style:text-properties fo:language="en" fo:country="US" fo:font-weight="normal" officeooo:rsid="001d8dd1" officeooo:paragraph-rsid="001ed365" fo:background-color="transparent" style:font-weight-asian="normal" style:font-weight-complex="normal"/>
    </style:style>
    <style:style style:name="P6" style:family="paragraph" style:parent-style-name="Standard">
      <style:text-properties fo:language="en" fo:country="US" fo:font-weight="normal" officeooo:rsid="002051fa" officeooo:paragraph-rsid="002051fa" fo:background-color="transparent" style:font-weight-asian="normal" style:font-weight-complex="normal"/>
    </style:style>
    <style:style style:name="P7" style:family="paragraph" style:parent-style-name="Standard">
      <style:text-properties fo:language="en" fo:country="US" fo:font-weight="normal" officeooo:rsid="002e3e4e" officeooo:paragraph-rsid="002e3e4e" fo:background-color="transparent" style:font-weight-asian="normal" style:font-weight-complex="normal"/>
    </style:style>
    <style:style style:name="P8" style:family="paragraph" style:parent-style-name="Standard">
      <style:text-properties fo:language="en" fo:country="US" fo:font-weight="normal" officeooo:rsid="002af0f5" officeooo:paragraph-rsid="002e3e4e" fo:background-color="transparent" style:font-weight-asian="normal" style:font-weight-complex="normal"/>
    </style:style>
    <style:style style:name="P9" style:family="paragraph" style:parent-style-name="Standard">
      <style:text-properties fo:font-weight="normal" officeooo:rsid="002e3e4e" officeooo:paragraph-rsid="002e3e4e" fo:background-color="transparent" style:font-weight-asian="normal" style:font-weight-complex="normal"/>
    </style:style>
    <style:style style:name="P10" style:family="paragraph" style:parent-style-name="Standard">
      <style:text-properties fo:font-weight="normal" officeooo:rsid="00150bde" officeooo:paragraph-rsid="00150bde" fo:background-color="transparent" style:font-weight-asian="normal" style:font-weight-complex="normal"/>
    </style:style>
    <style:style style:name="P11" style:family="paragraph" style:parent-style-name="Standard">
      <style:text-properties fo:font-weight="normal" officeooo:rsid="00150bde" officeooo:paragraph-rsid="0018cae5" fo:background-color="transparent" style:font-weight-asian="normal" style:font-weight-complex="normal"/>
    </style:style>
    <style:style style:name="P12" style:family="paragraph" style:parent-style-name="Standard">
      <style:text-properties fo:font-weight="normal" officeooo:rsid="00150bde" officeooo:paragraph-rsid="00306e38" fo:background-color="transparent" style:font-weight-asian="normal" style:font-weight-complex="normal"/>
    </style:style>
    <style:style style:name="P13" style:family="paragraph" style:parent-style-name="Standard">
      <style:text-properties fo:font-weight="normal" officeooo:rsid="00181bbb" officeooo:paragraph-rsid="00181bbb" fo:background-color="transparent" style:font-weight-asian="normal" style:font-weight-complex="normal"/>
    </style:style>
    <style:style style:name="P14" style:family="paragraph" style:parent-style-name="Standard">
      <style:text-properties fo:font-weight="normal" officeooo:rsid="00158373" officeooo:paragraph-rsid="00158373" fo:background-color="transparent" style:font-weight-asian="normal" style:font-weight-complex="normal"/>
    </style:style>
    <style:style style:name="P15" style:family="paragraph" style:parent-style-name="Standard">
      <style:text-properties fo:font-weight="normal" officeooo:rsid="0015bb78" officeooo:paragraph-rsid="0015bb78" fo:background-color="transparent" style:font-weight-asian="normal" style:font-weight-complex="normal"/>
    </style:style>
    <style:style style:name="P16" style:family="paragraph" style:parent-style-name="Standard">
      <style:text-properties fo:font-weight="normal" officeooo:rsid="00164594" officeooo:paragraph-rsid="00164594" fo:background-color="transparent" style:font-weight-asian="normal" style:font-weight-complex="normal"/>
    </style:style>
    <style:style style:name="P17" style:family="paragraph" style:parent-style-name="Standard">
      <style:text-properties fo:font-weight="normal" officeooo:rsid="0018cae5" officeooo:paragraph-rsid="0018cae5" fo:background-color="transparent" style:font-weight-asian="normal" style:font-weight-complex="normal"/>
    </style:style>
    <style:style style:name="P18" style:family="paragraph" style:parent-style-name="Standard">
      <style:text-properties fo:font-weight="normal" officeooo:rsid="0018ebce" officeooo:paragraph-rsid="0018ebce" fo:background-color="transparent" style:font-weight-asian="normal" style:font-weight-complex="normal"/>
    </style:style>
    <style:style style:name="P19" style:family="paragraph" style:parent-style-name="Standard">
      <style:text-properties fo:font-weight="normal" officeooo:rsid="001adca3" officeooo:paragraph-rsid="001adca3" fo:background-color="transparent" style:font-weight-asian="normal" style:font-weight-complex="normal"/>
    </style:style>
    <style:style style:name="P20" style:family="paragraph" style:parent-style-name="Standard">
      <style:text-properties fo:font-weight="normal" officeooo:rsid="001adca3" officeooo:paragraph-rsid="001c9ced" fo:background-color="transparent" style:font-weight-asian="normal" style:font-weight-complex="normal"/>
    </style:style>
    <style:style style:name="P21" style:family="paragraph" style:parent-style-name="Standard">
      <style:text-properties fo:font-weight="normal" officeooo:rsid="001cfdd7" officeooo:paragraph-rsid="001cfdd7" fo:background-color="transparent" style:font-weight-asian="normal" style:font-weight-complex="normal"/>
    </style:style>
    <style:style style:name="P22" style:family="paragraph" style:parent-style-name="Standard">
      <style:text-properties fo:font-weight="normal" officeooo:rsid="001c9ced" officeooo:paragraph-rsid="001c9ced" fo:background-color="transparent" style:font-weight-asian="normal" style:font-weight-complex="normal"/>
    </style:style>
    <style:style style:name="P23" style:family="paragraph" style:parent-style-name="Standard">
      <style:text-properties fo:font-weight="normal" officeooo:rsid="001ed365" officeooo:paragraph-rsid="001ed365" fo:background-color="transparent" style:font-weight-asian="normal" style:font-weight-complex="normal"/>
    </style:style>
    <style:style style:name="P24" style:family="paragraph" style:parent-style-name="Standard">
      <style:text-properties fo:font-weight="normal" officeooo:rsid="001d8dd1" officeooo:paragraph-rsid="001d8dd1" fo:background-color="transparent" style:font-weight-asian="normal" style:font-weight-complex="normal"/>
    </style:style>
    <style:style style:name="P25" style:family="paragraph" style:parent-style-name="Standard">
      <style:text-properties fo:font-weight="normal" officeooo:rsid="001d8dd1" officeooo:paragraph-rsid="001ed365" fo:background-color="transparent" style:font-weight-asian="normal" style:font-weight-complex="normal"/>
    </style:style>
    <style:style style:name="P26" style:family="paragraph" style:parent-style-name="Standard">
      <style:text-properties fo:font-weight="normal" officeooo:rsid="002051fa" officeooo:paragraph-rsid="002051fa" fo:background-color="transparent" style:font-weight-asian="normal" style:font-weight-complex="normal"/>
    </style:style>
    <style:style style:name="P27" style:family="paragraph" style:parent-style-name="Standard">
      <style:text-properties fo:font-weight="normal" officeooo:rsid="00234bb4" officeooo:paragraph-rsid="00234bb4" fo:background-color="transparent" style:font-weight-asian="normal" style:font-weight-complex="normal"/>
    </style:style>
    <style:style style:name="P28" style:family="paragraph" style:parent-style-name="Standard">
      <style:text-properties fo:font-weight="normal" officeooo:rsid="00234bb4" officeooo:paragraph-rsid="00275f32" fo:background-color="transparent" style:font-weight-asian="normal" style:font-weight-complex="normal"/>
    </style:style>
    <style:style style:name="P29" style:family="paragraph" style:parent-style-name="Standard">
      <style:text-properties fo:font-weight="normal" officeooo:rsid="00234bb4" officeooo:paragraph-rsid="00294d71" fo:background-color="transparent" style:font-weight-asian="normal" style:font-weight-complex="normal"/>
    </style:style>
    <style:style style:name="P30" style:family="paragraph" style:parent-style-name="Standard">
      <style:text-properties fo:font-weight="normal" officeooo:rsid="00261ced" officeooo:paragraph-rsid="00261ced" fo:background-color="transparent" style:font-weight-asian="normal" style:font-weight-complex="normal"/>
    </style:style>
    <style:style style:name="P31" style:family="paragraph" style:parent-style-name="Standard">
      <style:text-properties fo:font-weight="normal" officeooo:rsid="00275f32" officeooo:paragraph-rsid="00275f32" fo:background-color="transparent" style:font-weight-asian="normal" style:font-weight-complex="normal"/>
    </style:style>
    <style:style style:name="P32" style:family="paragraph" style:parent-style-name="Standard">
      <style:text-properties fo:font-weight="normal" officeooo:rsid="00294d71" officeooo:paragraph-rsid="00294d71" fo:background-color="transparent" style:font-weight-asian="normal" style:font-weight-complex="normal"/>
    </style:style>
    <style:style style:name="P33" style:family="paragraph" style:parent-style-name="Standard">
      <style:text-properties fo:font-weight="normal" officeooo:rsid="002af0f5" officeooo:paragraph-rsid="002af0f5" fo:background-color="transparent" style:font-weight-asian="normal" style:font-weight-complex="normal"/>
    </style:style>
    <style:style style:name="P34" style:family="paragraph" style:parent-style-name="Standard">
      <style:text-properties fo:font-weight="normal" officeooo:rsid="002bfe5a" officeooo:paragraph-rsid="002bfe5a" fo:background-color="transparent" style:font-weight-asian="normal" style:font-weight-complex="normal"/>
    </style:style>
    <style:style style:name="P35" style:family="paragraph" style:parent-style-name="Standard">
      <style:text-properties fo:font-weight="normal" officeooo:rsid="002d02b0" officeooo:paragraph-rsid="002d02b0" fo:background-color="transparent" style:font-weight-asian="normal" style:font-weight-complex="normal"/>
    </style:style>
    <style:style style:name="P36" style:family="paragraph" style:parent-style-name="Standard">
      <style:text-properties officeooo:paragraph-rsid="00150bde"/>
    </style:style>
    <style:style style:name="T1" style:family="text">
      <style:text-properties officeooo:rsid="00181bbb"/>
    </style:style>
    <style:style style:name="T2" style:family="text">
      <style:text-properties officeooo:rsid="0018ebce"/>
    </style:style>
    <style:style style:name="T3" style:family="text">
      <style:text-properties officeooo:rsid="001c9ced"/>
    </style:style>
    <style:style style:name="T4" style:family="text">
      <style:text-properties officeooo:rsid="001cfdd7"/>
    </style:style>
    <style:style style:name="T5" style:family="text">
      <style:text-properties officeooo:rsid="001d8dd1"/>
    </style:style>
    <style:style style:name="T6" style:family="text">
      <style:text-properties fo:language="en" fo:country="US"/>
    </style:style>
    <style:style style:name="T7" style:family="text">
      <style:text-properties officeooo:rsid="001ed365"/>
    </style:style>
    <style:style style:name="T8" style:family="text">
      <style:text-properties officeooo:rsid="0024cfd1"/>
    </style:style>
    <style:style style:name="T9" style:family="text">
      <style:text-properties officeooo:rsid="00275f32"/>
    </style:style>
    <style:style style:name="T10" style:family="text">
      <style:text-properties officeooo:rsid="00294d71"/>
    </style:style>
    <style:style style:name="T11" style:family="text">
      <style:text-properties officeooo:rsid="002bfe5a"/>
    </style:style>
    <style:style style:name="T12" style:family="text">
      <style:text-properties officeooo:rsid="002c2513"/>
    </style:style>
    <style:style style:name="T13" style:family="text">
      <style:text-properties officeooo:rsid="002d02b0"/>
    </style:style>
    <style:style style:name="T14" style:family="text">
      <style:text-properties fo:font-weight="normal" fo:background-color="transparent" loext:char-shading-value="0" style:font-weight-asian="normal" style:font-weight-complex="normal"/>
    </style:style>
    <style:style style:name="T15" style:family="text">
      <style:text-properties fo:font-weight="normal" officeooo:rsid="0018cae5" fo:background-color="transparent" loext:char-shading-value="0" style:font-weight-asian="normal" style:font-weight-complex="normal"/>
    </style:style>
    <style:style style:name="T16" style:family="text">
      <style:text-properties fo:font-weight="normal" officeooo:rsid="001c9ced" fo:background-color="transparent" loext:char-shading-value="0" style:font-weight-asian="normal" style:font-weight-complex="normal"/>
    </style:style>
    <style:style style:name="T17" style:family="text">
      <style:text-properties fo:font-weight="normal" officeooo:rsid="00150bde" fo:background-color="transparent" loext:char-shading-value="0" style:font-weight-asian="normal" style:font-weight-complex="normal"/>
    </style:style>
    <style:style style:name="T18" style:family="text">
      <style:text-properties officeooo:rsid="002fc6e4"/>
    </style:style>
    <style:style style:name="T19" style:family="text">
      <style:text-properties officeooo:rsid="00306e38"/>
    </style:style>
    <style:style style:name="T20" style:family="text">
      <style:text-properties officeooo:rsid="003206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lan article ofono</text:p>
      <text:p text:style-name="P10"/>
      <text:p text:style-name="P10">I - Présentation</text:p>
      <text:p text:style-name="P10">I.1 Ofono une pile téléphonique pour systèmes <text:span text:style-name="T18">Linux.</text:span></text:p>
      <text:p text:style-name="P10"/>
      <text:p text:style-name="P10"><text:tab/>Ofono est une pile téléphonique développée par Intel dont le développement est aujourd'hui assuré par la communauté. Ofono est distribué sous une licence GPL-2.0+ et est écrit en langage C. Une pile téléphonique est un framework permettant de faire abstraction du matériel (le modem en lui-même) et du protocole de communication entre le CPU et le modem : Hayes AT, QMI,... et d'offrir une interface utilisateur générique en ce qui concerne les use cases les plus courant d'un modem : appels, SMS et des méthodes spécifiques à un matériel. Pour garantir la généricité, l'interface utilisateur est assurée par le formalisme DBus :</text:p>
      <text:p text:style-name="P10"><text:tab/>- Ofono est un processus enregistré sur le bus système.</text:p>
      <text:p text:style-name="P10"><text:tab/>- Un modem est un objet <text:span text:style-name="T18">possédant</text:span> des interfaces.</text:p>
      <text:p text:style-name="P10"><text:tab/>- <text:span text:style-name="T18">C</text:span>haque interface possède des méthodes (use cases)</text:p>
      <text:p text:style-name="P10"><text:tab/>- <text:span text:style-name="T18">C</text:span>ertaines interfaces déclarent des objets, eux-même pouvant exécuter des méthodes.</text:p>
      <text:p text:style-name="P10">Le schéma ci-dessous décrit la hiérarchie interne d'<text:span text:style-name="T18">O</text:span>fono.</text:p>
      <text:p text:style-name="P10"/>
      <text:p text:style-name="P10">&lt;schéma&gt;.</text:p>
      <text:p text:style-name="P10"/>
      <text:p text:style-name="P10">Il est aussi possible d'utiliser les méthodes d'<text:span text:style-name="T18">O</text:span>fono via les commandes génériques décrite dans la documentation de freedesktop.org <text:span text:style-name="T20">comme, par exemple : </text:span></text:p>
      <text:p text:style-name="P36"><text:span text:style-name="T17">- </text:span><text:bookmark text:name="_org_freedesktop_dbus_properties"/>org.freedesktop.DBus.Properties</text:p>
      <text:p text:style-name="Text_20_body"><text:bookmark text:name="_get_interface_name_property_name"/>- <text:bookmark text:name="_org_freedesktop_dbus_introspectable"/>org.freedesktop.DBus.Introspectable</text:p>
      <text:p text:style-name="P3"><text:bookmark text:name="_introspect"/>Ces interfaces sont surchargées dans Ofono.</text:p>
      <text:p text:style-name="P10">Ofono est un framework pensé de manière minimaliste. L'empreinte mémoire de la stack sur un système linux est de <text:span text:style-name="T20">1,5Mo pour les dépendences (librairies) et 1,7 Mo pour le binaire ofonod</text:span>. Il utilise très peu de librairies annexes (glib et dbus), ainsi l'intégration sur un système en est facilité sur des systèmes embarqués. Cependant, pour pouvoir utiliser la pile téléphonique en supplément du bluetooth ou du réseau sur un système donné, Ofono à besoin d'autres logiciels comme BlueZ ou ConnMan, il ne peut pas le faire tout seul.</text:p>
      <text:p text:style-name="P10"/>
      <text:p text:style-name="P10">L'intérêt d'utiliser une pile téléphonique réside dans le fait de s'abstraire du type de modem et du type de génération de télécom (GSM, GPRS, 3G, LTE). Tout est laissé à la fonctionnalité.</text:p>
      <text:p text:style-name="P10"/>
      <text:p text:style-name="P10"/>
      <text:p text:style-name="P10"><text:tab/>I.2 Usage dans l'embarqué</text:p>
      <text:p text:style-name="P10"><text:s text:c="8"/>Ofono est un projet déjà utilisé dans l'industrie mais aussi dans les produits grand public. On le retrouve notamment dans différents systèmes d'exploitation.</text:p>
      <text:p text:style-name="P10"/>
      <text:p text:style-name="P10"><text:tab/> <text:s text:c="3"/><text:tab/><text:span text:style-name="T19">S</text:span>ailfish OS</text:p>
      <text:p text:style-name="P10"/>
      <text:p text:style-name="P10"><text:s text:c="12"/>Sailfish Os est un système d'exploitation développé à partir de Mer Linux, il est embarqué sur le smartphone Jolla dévellopé par la société du même nom.</text:p>
      <text:p text:style-name="P10"/>
      <text:p text:style-name="P10"><text:s text:c="8"/>MeeGo</text:p>
      <text:p text:style-name="P10"><text:s text:c="12"/>MeeGo est une distribution Linux développée par Intel et Nokia, embarquant Ofono et elle-même embarquée sur le N9, smartphone réalisé par Nokia en 2011.</text:p>
      <text:p text:style-name="P10"/>
      <text:p text:style-name="P10"/>
      <text:p text:style-name="P10"/>
      <text:p text:style-name="P10"><text:soft-page-break/><text:tab/><text:tab/>Tizen</text:p>
      <text:p text:style-name="P10"><text:s text:c="12"/>Tizen est un système d'exploitation pour <text:span text:style-name="T20">plate formes</text:span> mobiles développé <text:span text:style-name="T20">conjointement</text:span> par la fondation Linux, Samsung et Intel.</text:p>
      <text:p text:style-name="P10"/>
      <text:p text:style-name="P10"/>
      <text:p text:style-name="P10"><text:tab/><text:tab/>Ubuntu Touch</text:p>
      <text:p text:style-name="P10"><text:s text:c="12"/>Ubuntu Touch est l'OS développé par la société Canonical pour les <text:span text:style-name="T20">plate formes</text:span> mobiles. Comme les OS précédents, il embarque <text:span text:style-name="T20">O</text:span>fono.</text:p>
      <text:p text:style-name="P10"/>
      <text:p text:style-name="P10"><text:s text:c="7"/>Chacun des OS cités <text:span text:style-name="T20">précédemment</text:span> à été embarqué sur des matériels différents. Cela implique gérer des modems <text:s/>différents.</text:p>
      <text:p text:style-name="P10"/>
      <text:p text:style-name="P10"/>
      <text:p text:style-name="P10"><text:tab/>Dans les système présenté ci-dessus, on retrouve majoritairement la combinaison : <text:span text:style-name="T20">O</text:span>fono-<text:span text:style-name="T20">C</text:span>onn<text:span text:style-name="T20">M</text:span>an afin d'assurer la gestion des connexions de données via le modem. En effet, bien que ce soit le modem 3G qui envoie <text:span text:style-name="T20">effectivement</text:span> les données, c'est ConnMan qui créé et gère l'interface réseau associée à cette connexion. Ofono ayant pour rôle la transmission des informations relatives au modem (adresse IP, état du réseau, force du signal, ...) à ConnMan. </text:p>
      <text:p text:style-name="P10"><text:s text:c="4"/></text:p>
      <text:p text:style-name="P10"><text:s text:c="4"/>I.3 Etat du developpement actuel / futur d'ofono.</text:p>
      <text:p text:style-name="P10"/>
      <text:p text:style-name="P10"><text:s text:c="4"/>Bien que le git d'ofono soit régulièrement mis à jour, rien n'indique de changement majeur à venir. actuellement le dépôt principal d'ofono est alimenté par des développeurs améliorant le support des drivers. Dans le "langage Ofono" améliorer le support des drivers revient à implémenter ou robustifier la prise en charge des commandes DBus pour différents modems.</text:p>
      <text:p text:style-name="P10"><text:s text:c="4"/>Une importance particulière est donnée au RIL modem. RIL signifie Radio Interface Layer, c'est l'interface <text:s/>matériel-logiciel utilisée par Android et Windows. Ofono peut gérer le matériel basé sur la technologie RIL ainsi on a l'architecture suivante :</text:p>
      <text:p text:style-name="P10"/>
      <text:p text:style-name="P10"><text:s text:c="4"/>&lt;schéma&gt;</text:p>
      <text:p text:style-name="P10"/>
      <text:p text:style-name="P10"><text:s text:c="4"/>Le développement du spport pour le RILmodem permet d'améliorer la compatibilité avec Androïd pour un OS embarquant Ofono.</text:p>
      <text:p text:style-name="P10"/>
      <text:p text:style-name="P10">II - Mise en place dans un projet <text:span text:style-name="T19">Linux</text:span> embarqué (i.e intégrer <text:span text:style-name="T19">O</text:span>fono à son rootfs)</text:p>
      <text:p text:style-name="P10"/>
      <text:p text:style-name="P10">II.1 Yocto</text:p>
      <text:p text:style-name="P10"/>
      <text:p text:style-name="P12">Pour embarquer <text:span text:style-name="T19">O</text:span>fono dans un <text:span text:style-name="T19">Y</text:span>octo, la procédure est très simple. En effet, de base, <text:span text:style-name="T19">O</text:span>fono est embarqué dans <text:span text:style-name="T19">la distribution </text:span>poky. Il suffit ainsi de créer l'image core-image-base pour avoir <text:span text:style-name="T19">Of</text:span>ono. Cependant, la recette doit être mise à jour. </text:p>
      <text:p text:style-name="P12">Voici une copie du fichier ofono_git.bb permettant de récupérer et compiler la dernière version d'ofono.</text:p>
      <text:p text:style-name="P10"/>
      <text:p text:style-name="P13">require ofono.inc</text:p>
      <text:p text:style-name="P13">S<text:tab/> = "${WORKDIR}/git"</text:p>
      <text:p text:style-name="P13">SRCREV = "14544d5996836f628613c2ce544380ee6fc8f514"</text:p>
      <text:p text:style-name="P13">PV<text:tab/> = "0.12-git${SRCPV}"</text:p>
      <text:p text:style-name="P13">PR = "r5"</text:p>
      <text:p text:style-name="P13"/>
      <text:p text:style-name="P13">SRC_URI <text:s/>= "git://git.kernel.org/pub/scm/network/ofono/ofono.git \</text:p>
      <text:p text:style-name="P13"><text:tab/> <text:s text:c="3"/>file://ofono"</text:p>
      <text:p text:style-name="P13"><text:soft-page-break/></text:p>
      <text:p text:style-name="P13">do_configure_prepend () {</text:p>
      <text:p text:style-name="P13"><text:s text:c="2"/>${S}/bootstrap</text:p>
      <text:p text:style-name="P13">}</text:p>
      <text:p text:style-name="P13"/>
      <text:p text:style-name="P13"/>
      <text:p text:style-name="P14"><text:s text:c="236"/></text:p>
      <text:p text:style-name="P14"><text:s text:c="7"/></text:p>
      <text:p text:style-name="P10"/>
      <text:p text:style-name="P15">Nous allons utiliser l'image, core-image-base afin d'embarquer ofono et pourvoir tester le tout avec qemu. En regardant les images features ainsi que les images extra features de la distribution, on s'aperçoit qu'ofono n'est pas embarqué dans l'image.</text:p>
      <text:p text:style-name="P15"/>
      <text:p text:style-name="P15">Il faut donc indiquer à <text:span text:style-name="T19">Y</text:span>octo d'intégrer le paquet <text:span text:style-name="T19">O</text:span>fono dans core-image-base. </text:p>
      <text:p text:style-name="P16">Pour se faire, <text:span text:style-name="T1">nous allons créer un nouveau layer que nous appellerons meta-ofono. Son seul but est de surcharger tous les autres layers pour intégrer le paquet ofono.</text:span></text:p>
      <text:p text:style-name="P16"/>
      <text:p text:style-name="P13">→<text:span text:style-name="T19"> </text:span>Création du layer : </text:p>
      <text:p text:style-name="P13">cd poky/scripts</text:p>
      <text:p text:style-name="P13">yocto-layer create ofono</text:p>
      <text:p text:style-name="P13">cp -rp meta-ofono ../</text:p>
      <text:p text:style-name="P13">touch ../meta-ofono/recipes-core/images/core-image-base.bbappend</text:p>
      <text:p text:style-name="P13"/>
      <text:p text:style-name="P13">→<text:span text:style-name="T19"> Edition du fichier bbappend</text:span></text:p>
      <text:p text:style-name="P13"/>
      <text:p text:style-name="P13">IMAGE_FEATURES_append += "ssh-server-openssh"</text:p>
      <text:p text:style-name="P13">IMAGE_INSTALL_append += "ofono"</text:p>
      <text:p text:style-name="P10"/>
      <text:p text:style-name="P10">On peut compiler donc compiler l'image contenant ofono et l'exécuter via qemu :</text:p>
      <text:p text:style-name="P10">- compilation : bitbake core-image-base</text:p>
      <text:p text:style-name="P10">- exécution : run qemux86</text:p>
      <text:p text:style-name="P10"/>
      <text:p text:style-name="P13">&lt;screen&gt;</text:p>
      <text:p text:style-name="P10"/>
      <text:p text:style-name="P10">on obtient le shell suivant. En cherchant la liste des process lancés par systemd on obtient le résultat suivant :</text:p>
      <text:p text:style-name="P10"/>
      <text:p text:style-name="P13">&lt;screen&gt;</text:p>
      <text:p text:style-name="P10"/>
      <text:p text:style-name="P10"/>
      <text:p text:style-name="P10"><text:span text:style-name="T1">I</text:span>I.2 Buildroot</text:p>
      <text:p text:style-name="P10"><text:tab/><text:tab/>exemple d'une compilation boot-loader + kernel + rootfs avec ofono dedans.</text:p>
      <text:p text:style-name="P13">Compilons et exécutons une image buildroot contenant Ofono. On télécharge, ou on clone, <text:s/>la dernière version de Buildroot. </text:p>
      <text:p text:style-name="P13"/>
      <text:p text:style-name="P1"><text:span text:style-name="T14">- </text:span><text:span text:style-name="T15">wget </text:span><text:a xlink:type="simple" xlink:href="https://buildroot.org/downloads/buildroot-2016.08.1.tar.gz" text:style-name="Internet_20_link" text:visited-style-name="Visited_20_Internet_20_Link"><text:span text:style-name="T15">https://buildroot.org/downloads/buildroot-2016.08.1.tar.gz</text:span></text:a></text:p>
      <text:p text:style-name="P1"><text:span text:style-name="T14">- </text:span><text:span text:style-name="T15">git clone </text:span><text:a xlink:type="simple" xlink:href="https://git.buildroot.net/buildroot" text:style-name="Internet_20_link" text:visited-style-name="Visited_20_Internet_20_Link"><text:span text:style-name="T15">https://git.buildroot.net/buildroot</text:span></text:a></text:p>
      <text:p text:style-name="P11"/>
      <text:p text:style-name="P17">On lance un menuconfig pour configurer la cible et les paquets à embarquer. Heureusement pour nous, ofono est intégré de base dans buildroot, il suffit de l'activer. Nous allons configurer notre buildroot comme suit :</text:p>
      <text:p text:style-name="P18"/>
      <text:p text:style-name="P18"><text:soft-page-break/>make qemu_x86_defconfig</text:p>
      <text:p text:style-name="P18">make menuconfig.</text:p>
      <text:p text:style-name="P18"/>
      <text:p text:style-name="P18">Dans le menuconfig, on recherche le mot-clé « ofono ». On voit les dépendances qui doivent être satisfaites afin qu'Ofono puisse être compilé : </text:p>
      <text:p text:style-name="P18">BR2_USE_WCHAR [=y] &amp;&amp; BR2_TOOLCHAIN_HAS_THREADS [=y] &amp;&amp; BR2_USE_MMU [=y] &amp;&amp; !BR2_STATIC_LIBS [=n] &amp;&amp; BR2_TOOLCHAIN_HAS_SYNC_4 [=y]</text:p>
      <text:p text:style-name="P18"/>
      <text:p text:style-name="P19">Afin d'avoir les wchar et les librairies dynamiques, les threads et C++ il suffit de sélectionner la glibc dans :</text:p>
      <text:p text:style-name="P19">→ Toolchain</text:p>
      <text:p text:style-name="P19"><text:tab/>→ C library</text:p>
      <text:p text:style-name="P19"/>
      <text:p text:style-name="P18">Une fois ces dépendances satisfaites, le paquet ofono est accessible dans le menu : </text:p>
      <text:p text:style-name="P18"/>
      <text:p text:style-name="P17">→<text:span text:style-name="T2"> </text:span><text:s/><text:span text:style-name="T2">Target packages</text:span></text:p>
      <text:p text:style-name="P17"><text:tab/>→<text:span text:style-name="T2"> Hardware handling</text:span></text:p>
      <text:p text:style-name="P17"/>
      <text:p text:style-name="P19">On lance la compilation et on part boire un (gros) café. Lorsque la compilation est terminée, on lance l'image générée par buildroot à travers qemu :</text:p>
      <text:p text:style-name="P19"/>
      <text:p text:style-name="P19">&lt;commande&gt;</text:p>
      <text:p text:style-name="P19"/>
      <text:p text:style-name="P19">On vérifie qu'ofono est présent</text:p>
      <text:p text:style-name="P10"/>
      <text:p text:style-name="P10"><text:tab/>II.3 Raw Cross Compilation</text:p>
      <text:p text:style-name="P10"><text:tab/><text:tab/>comment configurer et compiler les sources d'ofono pour une cible particulière ? </text:p>
      <text:p text:style-name="P10"/>
      <text:p text:style-name="P10">Cette étape consiste à faire, à la main, ce que font buildroot et yocto avec leurs scripts. On considère que l'utilisateur a déjà installé un cross-compiler. Prenons l'exemple d'un raspberry pi. En premier lieu, il faut cloner le dépôt de Ofono :</text:p>
      <text:p text:style-name="P10">git clone &lt;URL&gt;</text:p>
      <text:p text:style-name="P10"/>
      <text:p text:style-name="P10">Ensuite, il faut exécuter autotools afini de créer le script "configure". Pour cela il suffit d'exécuter le script "bootstrap" fourni par Ofono :</text:p>
      <text:p text:style-name="P10">./bootstrap.</text:p>
      <text:p text:style-name="P10"/>
      <text:p text:style-name="P10">On ajoute le chemin vers le cross-compiler dans le path : </text:p>
      <text:p text:style-name="P10">export PATH=$PATH:&lt;chemin-vers-cross-compiler&gt;</text:p>
      <text:p text:style-name="P10"/>
      <text:p text:style-name="P10">On exécute le script configure en spécifiant la cible :</text:p>
      <text:p text:style-name="P10">./configure --host=arm-linux</text:p>
      <text:p text:style-name="P10"/>
      <text:p text:style-name="P10">Il est possible que le script sorte en erreur du fait de la non-détection de librairies nécessaires à Ofono. Dans ce cas, il convient de trouver ces librairies dans le sysroot du cross-compiler et d'ajouter les chemins idoines dans la variable d'environnement PKG_CONFIG_PATH.</text:p>
      <text:p text:style-name="P10"/>
      <text:p text:style-name="P10">Lorsque le script configure a créé le makefile adéquat, il ne reste plus qu'à compiler Ofono. Il faut noter que Ofono, lors de la compilation ressort un grand nombre de warnings. On le compile en utilisant la commande make.</text:p>
      <text:p text:style-name="P10"/>
      <text:p text:style-name="P10">Une fois l'exécutable généré, on le transfère sur la cible par le moyen que l'on souhaite : scp, tftp,... <text:soft-page-break/>et on l'exécute. Ofono, pour être exécuté, doit être situé dans le répertoire /usr/sbin.</text:p>
      <text:p text:style-name="P10"/>
      <text:p text:style-name="P10"/>
      <text:p text:style-name="P10"/>
      <text:p text:style-name="P10"><text:tab/>II.4 Configuration</text:p>
      <text:p text:style-name="P10"><text:tab/> <text:s text:c="3"/>Nous allons voir, dans cette partie, comment configurer ofono. Ofono n'a pas besoin de configuration comme un</text:p>
      <text:p text:style-name="P10"><text:s text:c="8"/>autre service, tel que httpd par exemple, pourrait réclamer. Ainsi, le seul besoin en termes de configuration</text:p>
      <text:p text:style-name="P10"><text:s text:c="8"/>concerne systemd. Grâce à systemd, il est possible de lancer ofono automatiquement tout en spécifiant les</text:p>
      <text:p text:style-name="P10"><text:s text:c="8"/>services devant être lancés avant pour assurer le bon fonctionnement d'ofono.</text:p>
      <text:p text:style-name="P10"><text:tab/><text:tab/>Voici un exemple de fichier ofono.service : </text:p>
      <text:p text:style-name="P10"><text:s text:c="8"/></text:p>
      <text:p text:style-name="P10"><text:s text:c="8"/>[Unit] <text:s text:c="227"/></text:p>
      <text:p text:style-name="P10"><text:s text:c="8"/>Description=Telephony service <text:s text:c="204"/></text:p>
      <text:p text:style-name="P10"><text:s text:c="8"/>After=syslog.target <text:s text:c="214"/></text:p>
      <text:p text:style-name="P10"><text:s text:c="182"/></text:p>
      <text:p text:style-name="P10"><text:s text:c="8"/>[Service] <text:s text:c="224"/></text:p>
      <text:p text:style-name="P10"><text:s text:c="8"/>Type=dbus <text:s text:c="224"/></text:p>
      <text:p text:style-name="P10"><text:s text:c="8"/>BusName=org.ofono <text:s text:c="216"/></text:p>
      <text:p text:style-name="P10"><text:s text:c="8"/>ExecStart=@installpath@/ofonod -n <text:s text:c="200"/></text:p>
      <text:p text:style-name="P10"><text:s text:c="8"/>Restart=always <text:s text:c="219"/></text:p>
      <text:p text:style-name="P10"><text:s text:c="8"/>StandardError=null <text:s text:c="309"/></text:p>
      <text:p text:style-name="P10"><text:s text:c="8"/>Après avoir configuré ofono pour systemd il suffit de démarrer le système, le daemon ofono sera lancé automatiquement. </text:p>
      <text:p text:style-name="P10"/>
      <text:p text:style-name="P10"/>
      <text:p text:style-name="P10"/>
      <text:p text:style-name="P10">III - Utilisation (cookbook)</text:p>
      <text:p text:style-name="P10"><text:tab/>Cas d'utilisation utilisateur</text:p>
      <text:p text:style-name="P20">Dans cette partie nous allons voir comment se servir d'ofono. <text:span text:style-name="T3">Avant de décrire les différents cas d'utilisation, faisons un rappel sur l'utilisation et le principe de Dbus à un niveau utilisateur.</text:span></text:p>
      <text:p text:style-name="P2"><text:span text:style-name="T16">D'après Wikipédia, </text:span><text:span text:style-name="T14">, D-Bus est un </text:span><text:a xlink:type="simple" xlink:href="https://fr.wikipedia.org/wiki/Logiciel_système" text:style-name="Internet_20_link" text:visited-style-name="Visited_20_Internet_20_Link"><text:span text:style-name="T14">logiciel</text:span></text:a><text:span text:style-name="T14"> de </text:span><text:a xlink:type="simple" xlink:href="https://fr.wikipedia.org/wiki/Communication_inter-processus" text:style-name="Internet_20_link" text:visited-style-name="Visited_20_Internet_20_Link"><text:span text:style-name="T14">communication inter-processus</text:span></text:a><text:span text:style-name="T14"> permettant à des applications de communiquer entre elles.</text:span></text:p>
      <text:p text:style-name="P21">Pour se faire, Dbus, permet à des programmes de s'enregistrer auprès de lui, il enregistrent leurs interfaces et leur méthodes et peuvent aussi demander à Dbus de leur signaler un changement sur le bus, concernant un autre process. </text:p>
      <text:p text:style-name="P21">Dans D-Bus, un process est représenté comme un objet. Il possède des interfaces, elles-même possédant des interfaces.</text:p>
      <text:p text:style-name="P20"/>
      <text:p text:style-name="P20">Les différents use cases <text:span text:style-name="T3">décrit ont été choisis parce qu'ils sont des fonctionnalités de base d'un téléphone. Comme dit dans la première partie, l'interface de Ofono est standard. Les seules commandes « spécifiques » sont celles implémentées pour un modem spécifique. </text:span></text:p>
      <text:p text:style-name="P20"/>
      <text:p text:style-name="P22">Les uses cases sont des <text:span text:style-name="T7">enchaînements</text:span> de commande dbus-send provoquant l'appel d'une ou de plusieurs méthodes relatives à une ou plusieurs interfaces. <text:span text:style-name="T4">La documentation d'ofono nous donne les différentes interfaces. Chaque fichier décrit une interface. Ofono, de base, contient 50 interfaces différentes. Quelques exemples : </text:span></text:p>
      <text:p text:style-name="P22">- <text:span text:style-name="T5">sms.txt ↔ l'interface permettant d'envoyer et recevoir des SMS</text:span></text:p>
      <text:p text:style-name="P22">- <text:span text:style-name="T5">voicecall.txt ↔ l'interface permettant de passer et recevoir des appels vocaux.</text:span></text:p>
      <text:p text:style-name="P22">- <text:span text:style-name="T5">network.txt ↔ l'interface permettant d'initier une connexion de données.</text:span></text:p>
      <text:p text:style-name="P20"><text:soft-page-break/></text:p>
      <text:p text:style-name="P23">Ainsi créer une fonctionnalité avec ofono consiste à invoquer des méthodes dans un ordre précis. Or toutes ces méthodes étant décrites dans la documentation,<text:span text:style-name="T3"> utiliser Ofono revient beaucoup à cette célebre maxime des forums techniques : RTFM NOOB !</text:span></text:p>
      <text:p text:style-name="P20"/>
      <text:p text:style-name="P22">En premier lieu, pour un modem, on peut afficher chaque interface grâce à la méthode suivante :</text:p>
      <text:p text:style-name="P22">dbus-send –system –print-reply –dest=org.ofono / org.ofono.Manager.GetModems</text:p>
      <text:p text:style-name="P22"><text:s/></text:p>
      <text:p text:style-name="P23">Avant de tester ces cas d'utilisation, il convient que le modem soit : </text:p>
      <text:p text:style-name="P23">1) Allumé : dbus-send –system –print-reply –dest=org.ofono /ril0 org.ofono.ModemManager.SetProperty variant:string : «Powered » variant:boolean:true</text:p>
      <text:p text:style-name="P23">2) Attaché à un réseau : <text:span text:style-name="T6">dbus-send --system --type=method_call --print-reply --dest=org.ofono /cinterionpxs8_0 org.ofono.Modem.SetProperty string:"Online" variant:boolean:true</text:span></text:p>
      <text:p text:style-name="P4"/>
      <text:p text:style-name="P23">3) Autorisé à envoyer et recevoir de la donnée.</text:p>
      <text:p text:style-name="P23"/>
      <text:p text:style-name="P10"><text:tab/>-&gt; envoyer SMS</text:p>
      <text:p text:style-name="P10"/>
      <text:p text:style-name="P24">Pour envoyer un SMS, on utilise l'interface MessageManager d'Ofono. Une de ses méthode se nomme Send et prend pour argument une chaine représentant le numéro ainsi qu'une 2ème chaine représentant le message. Par exemple, pour un rilmodem : </text:p>
      <text:p text:style-name="P25">dbus-send –system –print-reply –dest=org.ofono /ril0 org.ofono.MessageManager.Send <text:span text:style-name="T6">string:"+33600000000" string:"testsms"</text:span></text:p>
      <text:p text:style-name="P5"/>
      <text:p text:style-name="P10"><text:tab/>-&gt; recevoir SMS</text:p>
      <text:p text:style-name="P26">Recevoir un SMS consiste à espionner le bus system de Dbus pour récupérer le message « incoming message » de l'interface MessageManager :</text:p>
      <text:p text:style-name="P6">dbus-monitor --system "type='signal',interface='org.ofono.MessageManager'"</text:p>
      <text:p text:style-name="P10"/>
      <text:p text:style-name="P10"><text:tab/>-&gt; appeler</text:p>
      <text:p text:style-name="P27">Pour appeler avec ofono, il faut d'abord créer un objet « voicecall ». C'est cet objet que sera manipulé pour contrôler ou agir sur l'objet.</text:p>
      <text:p text:style-name="P27">- création de l'objet :</text:p>
      <text:p text:style-name="P27"><text:tab/>dbus-send –system –print-reply –dest=org.ofono /ril0 org.ofono.VoiceCallManager.Dial string : « +33600000000 » <text:span text:style-name="T8">string : « enabled »</text:span></text:p>
      <text:p text:style-name="P27"/>
      <text:p text:style-name="P30">Cette commande créé un objet voicecall₁ <text:s/><text:span text:style-name="T9">que l'on peut utiliser pour manipuler l'appel. Par exemple, pour raccrocher l'appel voicecall₁ créé par la précédente commande :</text:span></text:p>
      <text:p text:style-name="P30"/>
      <text:p text:style-name="P28">dbus-send –system –print-reply –dest=org.ofono /ril0/<text:span text:style-name="T9">voicecall01</text:span> org.ofono.<text:span text:style-name="T9">VoiceCall.HangUp</text:span></text:p>
      <text:p text:style-name="P27"/>
      <text:p text:style-name="P10"><text:tab/>-&gt; recevoir appel</text:p>
      <text:p text:style-name="P31">Lors de la réception d'un appel, Ofono va automatiquement créer un objet voicecall. Ainsi <text:span text:style-name="T10">il suffit de récupérer l'identifiant de l'objet voicecall puis d'invoquer la méthode adéquate :</text:span></text:p>
      <text:p text:style-name="P31"/>
      <text:p text:style-name="P29">dbus-send –system –print-reply –dest=org.ofono /ril0 org.ofono.VoiceCallManager.<text:span text:style-name="T10">GetCalls</text:span></text:p>
      <text:p text:style-name="P32"/>
      <text:p text:style-name="P32">le retour de la méthode est un tableau contenant les chemins des différents appels :</text:p>
      <text:p text:style-name="P32">&lt;screen&gt;</text:p>
      <text:p text:style-name="P32"/>
      <text:p text:style-name="P32">Il ne nous reste plus qu'a invoquer la méthode « Answer » :</text:p>
      <text:p text:style-name="P32"/>
      <text:p text:style-name="P29"><text:soft-page-break/><text:span text:style-name="T10">d</text:span>bus-send –system –print-reply –dest=org.ofono /ril0/<text:span text:style-name="T9">voicecall01</text:span> org.ofono.<text:span text:style-name="T9">VoiceCall.HangUp</text:span></text:p>
      <text:p text:style-name="P29"/>
      <text:p text:style-name="P32">l'appel est décroché !</text:p>
      <text:p text:style-name="P29"/>
      <text:p text:style-name="P10"><text:tab/>-&gt; data : ping + wget</text:p>
      <text:p text:style-name="P10"/>
      <text:p text:style-name="P10">P<text:span text:style-name="T10">our créer une connexion data, on utilise l'interface ConnectionManager. Cette interface permet de créer une connexion PPP ou WWAN entre un processeur et une station de base (équipement d'un opérateur) via le modem qui jouera le rôle de l'interface réseau physique. L'interface ConnectionManager n'est créée que si l'interface NetworkRegistration (gérant l'apparriement au réseau) est connectée et initie la connexion aux services Packet Domain Services. Si la connexion est un succès, l'interface ConnectionManager est créée. Il faut bien comprendre qu'à ce moment le modem n'a pas encore accès à Internet. On sait juste que le modem peut initier une connexion PPP ou WWAN.</text:span></text:p>
      <text:p text:style-name="P33">PPP et WWAN sont deux interfaces réseaux <text:span text:style-name="T11">créées via un modem. L'interface PPP est crée via le port série, l'interface WWAN via le lien USB.</text:span></text:p>
      <text:p text:style-name="P33"/>
      <text:p text:style-name="P34">Avant de démarrer une connexion de données, il faut créer un contexte. Un contexte est l'ensemble des informations de la connexion qui seront passées au gestionnaire de connexion (ConnMan ou NetworkManager). Dans ces informations, on trouve :</text:p>
      <text:p text:style-name="P34">- le type d'interface</text:p>
      <text:p text:style-name="P34">- l<text:span text:style-name="T12">es informations IP (addresse IP, netmask, Gateway)</text:span></text:p>
      <text:p text:style-name="P34">- <text:span text:style-name="T12">la méthode d'authentification (CHAP, PAP)</text:span></text:p>
      <text:p text:style-name="P34">- <text:span text:style-name="T13">L'APN</text:span></text:p>
      <text:p text:style-name="P34">- <text:span text:style-name="T13">nom d'utilisateur</text:span></text:p>
      <text:p text:style-name="P34">- <text:span text:style-name="T13">mot de passe</text:span></text:p>
      <text:p text:style-name="P34">- <text:span text:style-name="T13">Message Center</text:span></text:p>
      <text:p text:style-name="P35">- Message Proxy</text:p>
      <text:p text:style-name="P35"/>
      <text:p text:style-name="P9">On renseigne les différentes informations :</text:p>
      <text:p text:style-name="P7">dbus-send --system --print-reply --dest=org.ofono /cinterionpxs8_0 org.ofono.ConnectionPreferences.SetProperty string:"Technology" variant:string:"&lt;wwan ou ppp&gt;"</text:p>
      <text:p text:style-name="P9"/>
      <text:p text:style-name="P9"><text:span text:style-name="T6">dbus-send --system --type=method_call --print-reply --dest=org.ofono /cinterionpxs8_0/context1 org.ofono.ConnectionContext.SetProperty string:"AccessPointName" variant:string:"&lt;nom de l'APN&gt;"</text:span></text:p>
      <text:p text:style-name="P9"><text:span text:style-name="T6"/></text:p>
      <text:p text:style-name="P9"><text:span text:style-name="T6">dbus-send --system --type=method_call --print-reply --dest=org.ofono /cinterionpxs8_0/context1 org.ofono.ConnectionContext.SetProperty string:"Username" variant:string:"&lt;username&gt;”</text:span></text:p>
      <text:p text:style-name="P9"/>
      <text:p text:style-name="P9"><text:span text:style-name="T6">dbus-send --system --type=method_call --print-reply --dest=org.ofono /cinterionpxs8_0/context1 org.ofono.ConnectionContext.SetProperty string:"Password" variant:string:"&lt;password&gt;</text:span></text:p>
      <text:p text:style-name="P9"/>
      <text:p text:style-name="P9"><text:span text:style-name="T6"/></text:p>
      <text:p text:style-name="P9"/>
      <text:p text:style-name="P9">Si la carte SIM est étrangère, il faut autoriser le roaming de données : </text:p>
      <text:p text:style-name="P7">dbus-send --system --type=method_call --print-reply --dest=org.ofono /cinterionpxs8_0 org.ofono.ConnectionManager.SetProperty string:"RoamingAllowed" variant:boolean:true</text:p>
      <text:p text:style-name="P35"/>
      <text:p text:style-name="P35"/>
      <text:p text:style-name="P8">dbus-send --system --type=method_call --print-reply --dest=org.ofono /cinterionpxs8_0/context1 org.ofono.ConnectionContext.SetProperty string:"Active" variant:boolean:true</text:p>
      <text:p text:style-name="P35"><text:soft-page-break/></text:p>
      <text:p text:style-name="P9">Une fois le contexte activé, une interface ppp0 ou wwan0 est créée et peut être utilisée :</text:p>
      <text:p text:style-name="P9">ping -I ppp0 8.8.8.8</text:p>
      <text:p text:style-name="P9">ping -I wwan0 8.8.8.8</text:p>
      <text:p text:style-name="P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em </meta:initial-creator>
    <meta:creation-date>2016-10-04T14:28:07.796539499</meta:creation-date>
    <dc:date>2016-10-05T16:45:23.435724920</dc:date>
    <dc:creator>clem </dc:creator>
    <meta:editing-duration>PT4H9M14S</meta:editing-duration>
    <meta:editing-cycles>7</meta:editing-cycles>
    <meta:generator>LibreOffice/4.3.3.2$Linux_X86_64 LibreOffice_project/430m0$Build-2</meta:generator>
    <meta:document-statistic meta:table-count="0" meta:image-count="0" meta:object-count="0" meta:page-count="8" meta:paragraph-count="179" meta:word-count="2319" meta:character-count="18707" meta:non-whitespace-character-count="13841"/>
  </office:meta>
</office:document-meta>
</file>